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22.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15.00%" fo:text-align="center" fo:margin-bottom="10.00pt"/>
    </style:style>
  </office:automatic-styles>
  <office:body>
    <office:text>
      <text:p text:style-name="P1"><text:span text:style-name="T1">ABSTRACT</text:span></text:p>
      <text:p text:style-name="P1"><text:span text:style-name="T1">YATRA'S SITE</text:span><text:span text:style-name="T2"/></text:p>
      <text:p text:style-name="P2"><text:span text:style-name="T3">For the tourist to visit any new places it is difficult to find the tourist spots , all the transport facilities<text:s text:c="2"/>available at that place and it is difficult for them to hire a genuine guide. They might get exploited by the private guides. So, our website provides the solution to all these problems. Customers can book tickets and can find all the available tourist spots at a particular place, they can book entry tickets for those places and can hire a certified genuine guide who can accompany them.They can have a great and safe experience.</text:span></text:p>
      <text:p text:style-name="P2"><text:span text:style-name="T3">We would like to use Java Spring framework for developing our website and Spring JDBC for the backend connection (data base have customer registrations,ticket booking details and guides also register for the job to get hired etc..) to the front end (user interface).</text:span></text:p>
      <text:p text:style-name="P3"><text:span text:style-name="T3"><text:s text:c="109"/></text:span></text:p>
      <text:p text:style-name="P3"><text:span text:style-name="T3"><text:s text:c="88"/>TEAM MEMBERS:</text:span></text:p>
      <text:p text:style-name="P3"><text:span text:style-name="T3"><text:s text:c="116"/>AKHILA.PAIDY(1602-16-737-005)</text:span></text:p>
      <text:p text:style-name="P3"><text:span text:style-name="T3"><text:s text:c="100"/>AKASH(1602-16-737-002)</text:span></text:p>
      <text:p text:style-name="P3"><text:span text:style-name="T3"><text:s text:c="117"/>R.MAHESHWARI(1602-16-737-021)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